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bdd1" officeooo:paragraph-rsid="0001bdd1"/>
    </style:style>
    <style:style style:name="P2" style:family="paragraph" style:parent-style-name="Standard">
      <style:text-properties officeooo:paragraph-rsid="0001bdd1"/>
    </style:style>
    <style:style style:name="T1" style:family="text">
      <style:text-properties officeooo:rsid="0001bdd1"/>
    </style:style>
    <style:style style:name="T2" style:family="text">
      <style:text-properties fo:language="en" fo:country="US"/>
    </style:style>
    <style:style style:name="T3" style:family="text">
      <style:text-properties officeooo:rsid="0005c7cf"/>
    </style:style>
    <style:style style:name="T4" style:family="text">
      <style:text-properties officeooo:rsid="0009b481"/>
    </style:style>
    <style:style style:name="T5" style:family="text">
      <style:text-properties fo:font-style="normal" fo:font-weight="bold" officeooo:rsid="0005c7cf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d22e4" style:font-style-asian="normal" style:font-weight-asian="normal" style:font-style-complex="normal" style:font-weight-complex="normal"/>
    </style:style>
    <style:style style:name="T7" style:family="text">
      <style:text-properties officeooo:rsid="000de334"/>
    </style:style>
    <style:style style:name="T8" style:family="text">
      <style:text-properties officeooo:rsid="000f50fe"/>
    </style:style>
    <style:style style:name="T9" style:family="text">
      <style:text-properties officeooo:rsid="0010b4d6"/>
    </style:style>
    <style:style style:name="T10" style:family="text">
      <style:text-properties officeooo:rsid="0012d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The system shall provide <text:span text:style-name="T4">private chats to the users.</text:span></text:p>
      <text:p text:style-name="P1">2) <text:span text:style-name="T10">The system shall notify users when other users want to chat with them. </text:span></text:p>
      <text:p text:style-name="P2"><text:span text:style-name="T1">3)The system <text:s/>shall allow users to post reviews of their travels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5:59:36.728846348</meta:creation-date>
    <dc:date>2019-11-14T19:45:23.698675549</dc:date>
    <meta:editing-duration>PT37M5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5" meta:character-count="194" meta:non-whitespace-character-count="160"/>
  </office:meta>
</office:document-meta>
</file>